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DF0000016848DA2C29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color="#280099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T1" style:family="text">
      <style:text-properties fo:color="#2800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What technical issues have you needed to deal with today?</text:span></text:p>
          </draw:text-box>
        </draw:frame>
        <draw:frame presentation:style-name="pr2" draw:text-style-name="P2" draw:layer="layout" svg:width="24.639cm" svg:height="12.179cm" svg:x="1.4cm" svg:y="4.914cm" presentation:class="subtitle" presentation:placeholder="true">
          <draw:text-box/>
        </draw:frame>
        <draw:frame draw:style-name="gr1" draw:text-style-name="P3" draw:layer="layout" svg:width="18.722cm" svg:height="14.071cm" svg:x="4.878cm" svg:y="5.631cm">
          <draw:image xlink:href="Pictures/10000000000001DF0000016848DA2C2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 Impey</meta:initial-creator>
    <meta:creation-date>2013-03-09T21:23:43</meta:creation-date>
    <dc:date>2013-03-09T21:36:12</dc:date>
    <dc:creator>Robert Impey</dc:creator>
    <meta:editing-duration>PT1M19S</meta:editing-duration>
    <meta:editing-cycles>2</meta:editing-cycles>
    <meta:generator>LibreOffice/3.5$MacOSX_x86 LibreOffice_project/7122e39-92ed229-498d286-15e43b4-d70da21</meta:generator>
    <meta:document-statistic meta:object-count="26"/>
  </office:meta>
</office:document-meta>
</file>